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90000006CE8C9C52DF9F7799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184" officeooo:paragraph-rsid="001a8184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officeooo:rsid="001a8184" officeooo:paragraph-rsid="001a8184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a8184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T1" style:family="text">
      <style:text-properties officeooo:rsid="001a81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184" style:font-weight-asian="bold" style:font-weight-complex="bold"/>
    </style:style>
    <style:style style:name="T4" style:family="text">
      <style:text-properties officeooo:rsid="001bada0"/>
    </style:style>
    <style:style style:name="T5" style:family="text">
      <style:text-properties fo:font-weight="normal" officeooo:rsid="001bada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Aluna:</text:span> Thailane Lopes Dutra.</text:p>
      <text:p text:style-name="P1"/>
      <text:p text:style-name="Standard"/>
      <text:p text:style-name="P2"/>
      <text:p text:style-name="P2">Atividade 1</text:p>
      <text:p text:style-name="Standard"/>
      <text:p text:style-name="Standard"/>
      <text:p text:style-name="Standard"/>
      <text:p text:style-name="P4">Desenvolva um exercício sobre os conteúdos do capitulo 1 do livro, sobre introdução a Sistemas Distribuídos. Inclua Pergunta, respostas e alternativas (caso exista) para o exercício. Na resposta, não esqueça de dar uma justificativa clara.</text:p>
      <text:p text:style-name="Standard"/>
      <text:p text:style-name="Standard"/>
      <text:p text:style-name="P3"><text:span text:style-name="T3">Pergunta:</text:span><text:span text:style-name="T1"> </text:span><text:span text:style-name="T4">Descreva</text:span><text:span text:style-name="T1"> a definição <text:s/>apresentada no livro sobre oque vem a ser um sistema escalável.</text:span></text:p>
      <text:p text:style-name="P1"/>
      <text:p text:style-name="P3"><text:span text:style-name="T3">Resposta: <text:s/></text:span><text:span text:style-name="T5">É tido como sistema escalável quando as dimensões citadas são atendidas: escalável em relação ao números de componentes, número e tamanho de domínios administrativos e tamanho geográfico. Se um sistema cresce em algumas das dimensões citadas sem perder seu desempenho, ou sofrer grandes perdas, ele é considerado um sistema escalável.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-1.614cm" svg:y="-1.879cm" svg:width="17cm" svg:height="2.314cm" draw:z-index="0"><draw:image xlink:href="Pictures/10000000000003190000006CE8C9C52DF9F7799A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9:46:32.078885056</meta:creation-date>
    <dc:date>2021-06-22T20:07:37.700131857</dc:date>
    <meta:editing-duration>PT5S</meta:editing-duration>
    <meta:editing-cycles>1</meta:editing-cycles>
    <meta:document-statistic meta:table-count="0" meta:image-count="1" meta:object-count="0" meta:page-count="1" meta:paragraph-count="5" meta:word-count="107" meta:character-count="718" meta:non-whitespace-character-count="614"/>
    <meta:generator>LibreOffice/6.4.7.2$Linux_X86_64 LibreOffice_project/40$Build-2</meta:generator>
  </office:meta>
</office:document-meta>
</file>